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9C4000004B0E535FA32F867A37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/>
    </style:style>
    <style:style style:name="P3" style:family="paragraph">
      <loext:graphic-properties draw:fill="none" draw:fill-color="#ffffff"/>
      <style:paragraph-properties fo:text-align="center"/>
      <style:text-properties fo:font-size="66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118cm" svg:x="1.001cm" svg:y="10.458cm">
          <draw:image xlink:href="Pictures/10000201000009C4000004B0E535FA32F867A37D.png" xlink:type="simple" xlink:show="embed" xlink:actuate="onLoad" loext:mime-type="image/png">
            <text:p/>
          </draw:image>
        </draw:frame>
        <draw:frame draw:style-name="gr2" draw:text-style-name="P3" draw:layer="layout" svg:width="10.992cm" svg:height="8.063cm" svg:x="5.004cm" svg:y="1cm">
          <draw:text-box>
            <text:p text:style-name="P2">nomike’s</text:p>
            <text:p text:style-name="P2">Ukulele</text:p>
            <text:p text:style-name="P2">Songbook</text:p>
          </draw:text-box>
        </draw:frame>
        <draw:frame draw:style-name="gr2" draw:text-style-name="P4" draw:layer="layout" svg:width="2.009cm" svg:height="0.962cm" svg:x="17.991cm" svg:y="27.738cm">
          <draw:text-box>
            <text:p>v. 0.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23T19:08:31.122548305</meta:creation-date>
    <dc:date>2019-12-23T19:11:57.618055088</dc:date>
    <meta:editing-duration>PT3M27S</meta:editing-duration>
    <meta:editing-cycles>1</meta:editing-cycles>
    <meta:document-statistic meta:object-count="3"/>
    <meta:generator>LibreOffice/6.3.3.2$Linux_X86_64 LibreOffice_project/30$Build-2</meta:generator>
  </office:meta>
</office:document-meta>
</file>